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8.468cm" fo:margin-left="-0.889cm" table:align="left"/>
    </style:style>
    <style:style style:name="Таблица1.A" style:family="table-column">
      <style:table-column-properties style:column-width="0.82cm"/>
    </style:style>
    <style:style style:name="Таблица1.B" style:family="table-column">
      <style:table-column-properties style:column-width="4.376cm"/>
    </style:style>
    <style:style style:name="Таблица1.C" style:family="table-column">
      <style:table-column-properties style:column-width="1.796cm"/>
    </style:style>
    <style:style style:name="Таблица1.D" style:family="table-column">
      <style:table-column-properties style:column-width="3.403cm"/>
    </style:style>
    <style:style style:name="Таблица1.E" style:family="table-column">
      <style:table-column-properties style:column-width="1.625cm"/>
    </style:style>
    <style:style style:name="Таблица1.F" style:family="table-column">
      <style:table-column-properties style:column-width="1.6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E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Таблица1.I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none" fo:border-top="none" fo:border-bottom="0.05pt solid #000000"/>
    </style:style>
    <style:style style:name="Таблица1.H3" style:family="table-cell">
      <style:table-cell-properties fo:padding="0.097cm" fo:border-left="0.05pt solid #000000" fo:border-right="none" fo:border-top="none" fo:border-bottom="0.05pt solid #000000"/>
    </style:style>
    <style:style style:name="Таблица1.I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name-asian="Times New Roman" style:font-size-asian="12pt" style:font-name-complex="Times New Roman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font-size="12pt" officeooo:rsid="003034c4" officeooo:paragraph-rsid="003034c4" style:font-name-asian="Times New Roman" style:font-size-asian="12pt" style:font-name-complex="Times New Roman" style:font-size-complex="12pt"/>
    </style:style>
    <style:style style:name="P3" style:family="paragraph" style:parent-style-name="Table_20_Contents">
      <style:paragraph-properties fo:text-align="center" style:justify-single-word="false"/>
      <style:text-properties fo:font-size="12pt" officeooo:rsid="001aab2e" officeooo:paragraph-rsid="0020808b" style:font-name-asian="Times New Roman" style:font-size-asian="12pt" style:font-name-complex="Times New Roman" style:font-size-complex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41a02c" officeooo:paragraph-rsid="0041a02c" style:font-name-asian="Times New Roman" style:font-size-asian="12pt" style:font-name-complex="Times New Roman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fo:font-weight="normal" officeooo:rsid="02653d41" officeooo:paragraph-rsid="02653d41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1pt" officeooo:paragraph-rsid="002db396" style:font-size-asian="11pt" style:font-size-complex="11pt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font-name="Liberation Serif" officeooo:paragraph-rsid="000f24dd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1pt" fo:language="ru" fo:country="RU" officeooo:paragraph-rsid="000f24dd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1pt" fo:language="ru" fo:country="RU" officeooo:paragraph-rsid="000f24dd" fo:background-color="#ffffff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style:use-window-font-color="true" loext:opacity="0%" style:font-name="Nimbus Roman No9 L" fo:font-size="10pt" fo:language="ru" fo:country="RU" officeooo:paragraph-rsid="000f24dd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text-align="center" style:justify-single-word="false"/>
      <style:text-properties style:use-window-font-color="true" loext:opacity="0%" style:font-name="Nimbus Roman No9 L" fo:font-size="10pt" fo:language="ru" fo:country="RU" officeooo:rsid="001c17aa" officeooo:paragraph-rsid="000f24dd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use-window-font-color="true" loext:opacity="0%" fo:font-size="14pt" fo:language="ru" fo:country="RU" officeooo:paragraph-rsid="000f24dd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loext:opacity="0%" fo:font-size="14pt" fo:language="ru" fo:country="RU" officeooo:paragraph-rsid="00297d97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4pt" fo:language="ru" fo:country="RU" fo:font-style="normal" fo:font-weight="normal" officeooo:rsid="00266ece" officeooo:paragraph-rsid="000f24dd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5" style:family="paragraph" style:parent-style-name="Standard">
      <style:paragraph-properties fo:margin-left="4.099cm" fo:margin-right="0cm" fo:text-align="start" style:justify-single-word="false" fo:text-indent="0cm" style:auto-text-indent="false"/>
      <style:text-properties style:use-window-font-color="true" loext:opacity="0%" style:font-name="Times New Roman" fo:font-size="14pt" fo:language="ru" fo:country="RU" fo:font-style="normal" fo:font-weight="normal" officeooo:rsid="00266ece" officeooo:paragraph-rsid="0036f3f3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4pt" fo:language="ru" fo:country="RU" fo:font-style="normal" fo:font-weight="normal" officeooo:rsid="00283a0d" officeooo:paragraph-rsid="000f24dd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7" style:family="paragraph" style:parent-style-name="Standard" style:master-page-name="">
      <style:paragraph-properties fo:margin-left="4.099cm" fo:margin-right="0cm" fo:line-height="150%" fo:text-align="justify" style:justify-single-word="false" fo:text-indent="0cm" style:auto-text-indent="false" style:page-number="auto"/>
      <style:text-properties style:use-window-font-color="true" loext:opacity="0%" style:font-name="Times New Roman" fo:font-size="14pt" fo:language="ru" fo:country="RU" fo:font-style="normal" fo:font-weight="normal" officeooo:rsid="00283a0d" officeooo:paragraph-rsid="004964db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8" style:family="paragraph" style:parent-style-name="Standard">
      <style:paragraph-properties fo:margin-left="4.099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fo:font-style="normal" fo:font-weight="normal" officeooo:rsid="00283a0d" officeooo:paragraph-rsid="004964db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Times New Roman" fo:font-size="6pt" fo:language="ru" fo:country="RU" fo:font-style="normal" fo:font-weight="normal" officeooo:rsid="003713d2" officeooo:paragraph-rsid="002db396" style:font-name-asian="Times New Roman" style:font-size-asian="6pt" style:language-asian="zxx" style:country-asian="none" style:font-style-asian="normal" style:font-weight-asian="normal" style:font-name-complex="Times New Roman" style:font-size-complex="6pt" style:language-complex="ar" style:country-complex="SA" style:font-style-complex="normal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Times New Roman" fo:font-size="6pt" fo:language="ru" fo:country="RU" fo:font-style="normal" fo:font-weight="normal" officeooo:rsid="003713d2" officeooo:paragraph-rsid="004b5b73" style:font-name-asian="Times New Roman" style:font-size-asian="6pt" style:language-asian="zxx" style:country-asian="none" style:font-style-asian="normal" style:font-weight-asian="normal" style:font-name-complex="Times New Roman" style:font-size-complex="6pt" style:language-complex="ar" style:country-complex="SA" style:font-style-complex="normal" style:font-weight-complex="normal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use-window-font-color="true" loext:opacity="0%" style:font-name="Times New Roman" fo:font-size="6pt" fo:language="ru" fo:country="RU" officeooo:rsid="003c7311" officeooo:paragraph-rsid="004b5b73" style:font-name-asian="Times New Roman" style:font-size-asian="6pt" style:language-asian="zxx" style:country-asian="none" style:font-name-complex="Times New Roman" style:font-size-complex="6pt" style:language-complex="ar" style:country-complex="SA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use-window-font-color="true" loext:opacity="0%" fo:font-size="10pt" fo:language="ru" fo:country="RU" style:font-name-asian="Times New Roman" style:font-size-asian="10pt" style:language-asian="zxx" style:country-asian="none" style:font-name-complex="Times New Roman" style:font-size-complex="10pt" style:language-complex="ar" style:country-complex="SA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2pt" fo:language="ru" fo:country="RU" officeooo:paragraph-rsid="002db396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4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2pt" fo:language="ru" fo:country="RU" officeooo:paragraph-rsid="002db396" style:font-name-asian="Times New Roman" style:font-size-asian="12pt" style:font-name-complex="Times New Roman" style:font-size-complex="12pt" style:language-complex="ar" style:country-complex="SA"/>
    </style:style>
    <style:style style:name="P25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2pt" fo:language="ru" fo:country="RU" officeooo:paragraph-rsid="000f24dd" style:font-name-asian="Times New Roman" style:font-size-asian="10.5pt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style:use-window-font-color="true" loext:opacity="0%" style:font-name="Liberation Serif" fo:font-size="12pt" fo:language="ru" fo:country="RU" officeooo:paragraph-rsid="000f24dd" style:font-name-asian="Times New Roman" style:font-size-asian="10.5pt" style:font-name-complex="Times New Roman" style:font-size-complex="12pt" style:language-complex="ar" style:country-complex="SA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4pt" fo:language="ru" fo:country="RU" officeooo:paragraph-rsid="000f24dd" style:font-name-asian="Times New Roman" style:font-size-asian="14pt" style:font-name-complex="Times New Roman" style:font-size-complex="10pt" style:language-complex="ar" style:country-complex="SA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4pt" fo:language="ru" fo:country="RU" officeooo:rsid="00266ece" officeooo:paragraph-rsid="000f24dd" style:font-name-asian="Times New Roman" style:font-size-asian="14pt" style:font-name-complex="Times New Roman" style:font-size-complex="10pt" style:language-complex="ar" style:country-complex="SA"/>
    </style:style>
    <style:style style:name="P29" style:family="paragraph" style:parent-style-name="Standard">
      <style:paragraph-properties fo:text-align="center" style:justify-single-word="false"/>
      <style:text-properties style:use-window-font-color="true" loext:opacity="0%" style:font-name="Liberation Serif" fo:font-size="14pt" fo:language="ru" fo:country="RU" fo:font-weight="normal" officeooo:rsid="00266ece" officeooo:paragraph-rsid="000f24dd" style:font-name-asian="Times New Roman" style:font-size-asian="14pt" style:font-weight-asian="normal" style:font-name-complex="Times New Roman" style:font-size-complex="10pt" style:language-complex="ar" style:country-complex="SA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Liberation Serif" fo:font-size="11pt" fo:language="ru" fo:country="RU" officeooo:paragraph-rsid="000f24dd" fo:background-color="#ffffff" style:font-name-asian="Times New Roman" style:font-size-asian="11pt" style:language-asian="zxx" style:country-asian="none" style:font-name-complex="Times New Roman" style:font-size-complex="11pt" style:language-complex="ar" style:country-complex="SA"/>
    </style:style>
    <style:style style:name="P31" style:family="paragraph" style:parent-style-name="Standard">
      <style:paragraph-properties fo:margin-left="4.099cm" fo:margin-right="0cm" fo:line-height="150%" fo:text-align="justify" style:justify-single-word="false" fo:text-indent="0cm" style:auto-text-indent="false"/>
      <style:text-properties officeooo:paragraph-rsid="004964db"/>
    </style:style>
    <style:style style:name="P32" style:family="paragraph" style:parent-style-name="Standard" style:list-style-name="L1">
      <style:paragraph-properties fo:margin-left="0.115cm" fo:margin-right="0.485cm" fo:text-align="center" style:justify-single-word="false" fo:text-indent="0cm" style:auto-text-indent="false" style:snap-to-layout-grid="false">
        <style:tab-stops>
          <style:tab-stop style:position="0.344cm"/>
          <style:tab-stop style:position="0.476cm"/>
        </style:tab-stops>
      </style:paragraph-properties>
      <style:text-properties style:use-window-font-color="true" loext:opacity="0%" fo:font-size="14pt" fo:language="ru" fo:country="RU" style:font-name-asian="Times New Roman" style:font-size-asian="14pt" style:language-asian="zxx" style:country-asian="none" style:font-name-complex="Times New Roman" style:font-size-complex="10pt" style:language-complex="ar" style:country-complex="SA"/>
    </style:style>
    <style:style style:name="P33" style:family="paragraph" style:parent-style-name="Table_20_Contents" style:list-style-name="L2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12pt" officeooo:rsid="000f24dd" officeooo:paragraph-rsid="000f24dd" style:font-name-asian="Times New Roman" style:font-size-asian="12pt" style:font-name-complex="Times New Roman" style:font-size-complex="12pt"/>
    </style:style>
    <style:style style:name="P34" style:family="paragraph" style:parent-style-name="Text_20_body" style:list-style-name="WW8Num1">
      <style:paragraph-properties fo:margin-top="0cm" fo:margin-bottom="0cm" style:contextual-spacing="false" fo:line-height="100%" fo:text-align="center" style:justify-single-word="false" fo:orphans="2" fo:widows="2" fo:hyphenation-ladder-count="no-limit"/>
      <style:text-properties fo:color="#000000" loext:opacity="100%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officeooo:rsid="00266ece" officeooo:paragraph-rsid="00427c73" style:letter-kerning="true" style:font-name-asian="Times New Roman" style:font-size-asian="14pt" style:language-asian="ru" style:country-asian="RU" style:font-style-asian="normal" style:font-weight-asian="bold" style:font-name-complex="Times New Roman" style:font-size-complex="14pt" style:language-complex="ar" style:country-complex="SA" style:font-weight-complex="bold" style:text-emphasize="none" fo:hyphenate="true" fo:hyphenation-remain-char-count="2" fo:hyphenation-push-char-count="2" loext:hyphenation-no-caps="false"/>
    </style:style>
    <style:style style:name="P35" style:family="paragraph" style:parent-style-name="Text_20_body" style:list-style-name="">
      <style:paragraph-properties fo:margin-top="0cm" fo:margin-bottom="0cm" style:contextual-spacing="false" fo:line-height="100%" fo:text-align="start" style:justify-single-word="false" fo:orphans="2" fo:widows="2" fo:hyphenation-ladder-count="no-limit"/>
      <style:text-properties fo:color="#000000" loext:opacity="100%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266ece" officeooo:paragraph-rsid="003803cc" style:letter-kerning="true" style:font-name-asian="Times New Roman" style:font-size-asian="14pt" style:language-asian="ru" style:country-asian="RU" style:font-style-asian="normal" style:font-weight-asian="normal" style:font-name-complex="Times New Roman" style:font-size-complex="14pt" style:language-complex="ar" style:country-complex="SA" style:font-style-complex="normal" style:font-weight-complex="normal" style:text-emphasize="none" fo:hyphenate="true" fo:hyphenation-remain-char-count="2" fo:hyphenation-push-char-count="2" loext:hyphenation-no-caps="false"/>
    </style:style>
    <style:style style:name="T1" style:family="text">
      <style:text-properties officeooo:rsid="00283a0d"/>
    </style:style>
    <style:style style:name="T2" style:family="text">
      <style:text-properties style:use-window-font-color="true" loext:opacity="0%" fo:font-size="14pt" fo:language="ru" fo:country="RU" style:font-name-asian="Times New Roman" style:font-size-asian="14pt" style:font-name-complex="Times New Roman" style:font-size-complex="10pt" style:language-complex="ar" style:country-complex="SA"/>
    </style:style>
    <style:style style:name="T3" style:family="text">
      <style:text-properties style:use-window-font-color="true" loext:opacity="0%" fo:font-size="14pt" fo:language="ru" fo:country="RU" officeooo:rsid="00266ece" style:font-name-asian="Times New Roman" style:font-size-asian="14pt" style:font-name-complex="Times New Roman" style:font-size-complex="10pt" style:language-complex="ar" style:country-complex="SA"/>
    </style:style>
    <style:style style:name="T4" style:family="text">
      <style:text-properties style:use-window-font-color="true" loext:opacity="0%" fo:font-size="14pt" fo:language="ru" fo:country="RU" officeooo:rsid="004492ff" style:font-name-asian="Times New Roman" style:font-size-asian="14pt" style:font-name-complex="Times New Roman" style:font-size-complex="10pt" style:language-complex="ar" style:country-complex="SA"/>
    </style:style>
    <style:style style:name="T5" style:family="text">
      <style:text-properties style:use-window-font-color="true" loext:opacity="0%" fo:font-size="14pt" fo:language="ru" fo:country="RU" fo:font-weight="bold" officeooo:rsid="003d7cfc" style:font-name-asian="Times New Roman" style:font-size-asian="14pt" style:font-weight-asian="bold" style:font-name-complex="Times New Roman" style:font-size-complex="10pt" style:language-complex="ar" style:country-complex="SA" style:font-weight-complex="bold"/>
    </style:style>
    <style:style style:name="T6" style:family="text">
      <style:text-properties style:use-window-font-color="true" loext:opacity="0%" fo:font-size="14pt" fo:language="ru" fo:country="RU" fo:font-weight="bold" officeooo:rsid="000f24dd" style:font-name-asian="Times New Roman" style:font-size-asian="14pt" style:font-weight-asian="bold" style:font-name-complex="Times New Roman" style:font-size-complex="10pt" style:language-complex="ar" style:country-complex="SA"/>
    </style:style>
    <style:style style:name="T7" style:family="text">
      <style:text-properties style:use-window-font-color="true" loext:opacity="0%" fo:font-size="14pt" fo:language="en" fo:country="US" fo:font-weight="bold" officeooo:rsid="0045b78d" style:font-name-asian="Times New Roman" style:font-size-asian="14pt" style:font-weight-asian="bold" style:font-name-complex="Times New Roman" style:font-size-complex="10pt" style:language-complex="ar" style:country-complex="SA" style:font-weight-complex="bold"/>
    </style:style>
    <style:style style:name="T8" style:family="text">
      <style:text-properties style:use-window-font-color="true" loext:opacity="0%" fo:font-size="14pt" fo:language="en" fo:country="US" officeooo:rsid="004818a0" style:font-name-asian="Times New Roman" style:font-size-asian="14pt" style:font-name-complex="Times New Roman" style:font-size-complex="10pt" style:language-complex="ar" style:country-complex="SA"/>
    </style:style>
    <style:style style:name="T9" style:family="text">
      <style:text-properties style:use-window-font-color="true" loext:opacity="0%" style:font-name="Times New Roman" fo:font-size="14pt" fo:language="ru" fo:country="RU" fo:font-style="normal" fo:font-weight="normal" officeooo:rsid="00283a0d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0" style:family="text">
      <style:text-properties style:use-window-font-color="true" loext:opacity="0%" style:font-name="Times New Roman" fo:font-size="14pt" fo:language="en" fo:country="US" fo:font-style="normal" fo:font-weight="normal" officeooo:rsid="004964db" style:font-name-asian="Times New Roman" style:font-size-asian="14pt" style:language-asian="zxx" style:country-asian="none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11" style:family="text">
      <style:text-properties officeooo:rsid="000f24dd"/>
    </style:style>
    <style:style style:name="T12" style:family="text">
      <style:text-properties officeooo:rsid="00153c57"/>
    </style:style>
    <style:style style:name="T13" style:family="text">
      <style:text-properties officeooo:rsid="0021b098"/>
    </style:style>
    <style:style style:name="T14" style:family="text">
      <style:text-properties officeooo:rsid="0037896d"/>
    </style:style>
    <style:style style:name="T15" style:family="text">
      <style:text-properties fo:language="en" fo:country="US" officeooo:rsid="004818a0"/>
    </style:style>
    <style:style style:name="T16" style:family="text">
      <style:text-properties fo:language="en" fo:country="US" officeooo:rsid="00493de1"/>
    </style:style>
    <style:style style:name="T17" style:family="text">
      <style:text-properties fo:language="en" fo:country="US" officeooo:rsid="004964db"/>
    </style:style>
    <style:style style:name="T18" style:family="text">
      <style:text-properties fo:language="en" fo:country="US" officeooo:rsid="004b5b73"/>
    </style:style>
    <style:style style:name="T19" style:family="text">
      <style:text-properties fo:language="en" fo:country="US" fo:font-style="normal" fo:font-weight="normal" officeooo:rsid="004b5b73" style:font-style-asian="normal" style:font-weight-asian="normal" style:font-style-complex="normal" style:font-weight-complex="normal"/>
    </style:style>
    <style:style style:name="T20" style:family="text">
      <style:text-properties fo:language="en" fo:country="US" officeooo:rsid="0050ff72"/>
    </style:style>
    <style:style style:name="T21" style:family="text">
      <style:text-properties fo:language="en" fo:country="US" officeooo:rsid="0051de67"/>
    </style:style>
    <style:style style:name="T22" style:family="text">
      <style:text-properties fo:language="en" fo:country="US" officeooo:rsid="00528cf2"/>
    </style:style>
    <style:style style:name="T23" style:family="text">
      <style:text-properties fo:font-style="normal" fo:font-weight="normal" officeooo:rsid="003713d2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образования, <text:span text:style-name="T14">науки и молодежной политики</text:span> Нижегородской области</text:p>
      <text:p text:style-name="P23">Государственное бюджетное <text:span text:style-name="T13">профессиональное</text:span> образовательное учреждение</text:p>
      <text:p text:style-name="P24">«НИЖЕГОРОДСКИЙ РАДИОТЕХНИЧЕСКИЙ КОЛЛЕДЖ»</text:p>
      <text:p text:style-name="P23">(ГБ<text:span text:style-name="T13">П</text:span>ОУ «НРТК»)</text:p>
      <text:p text:style-name="P25"/>
      <text:p text:style-name="P25"/>
      <text:p text:style-name="P25"/>
      <text:p text:style-name="P27">ЭКЗАМЕНАЦИОННАЯ ВЕДОМОСТЬ</text:p>
      <text:p text:style-name="P28">проведение экзамена (квалификационного) по профессиональному модулю</text:p>
      <text:list xml:id="list2663282933" text:style-name="WW8Num1">
        <text:list-item>
          <text:h text:style-name="P34" text:outline-level="2">%<text:span text:style-name="T16">pm</text:span>%</text:h>
        </text:list-item>
      </text:list>
      <text:p text:style-name="P29">Специальности %<text:span text:style-name="T15">fullName</text:span>%</text:p>
      <text:p text:style-name="P26"/>
      <text:p text:style-name="P26"/>
      <text:p text:style-name="P7"><text:span text:style-name="T2">Группа<text:tab/></text:span><text:span text:style-name="T5">%</text:span><text:span text:style-name="T7">groupName</text:span><text:span text:style-name="T5">%</text:span><text:span text:style-name="T6"><text:tab/><text:tab/> <text:s text:c="33"/></text:span><text:span text:style-name="T2">Дата </text:span><text:span text:style-name="T3">проведения<text:tab/> </text:span><text:span text:style-name="T4">%</text:span><text:span text:style-name="T8">dateExam</text:span><text:span text:style-name="T4">%</text:span></text:p>
      <text:p text:style-name="P30"/>
      <text:p text:style-name="P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 table:number-columns-repeated="4"/>
        <table:table-row table:style-name="TableLine2872282167216">
          <table:table-cell table:style-name="Таблица1.A1" table:number-rows-spanned="2" office:value-type="string">
            <text:list xml:id="list3160032699" text:style-name="L1">
              <text:list-header>
                <text:p text:style-name="P32">№</text:p>
              </text:list-header>
            </text:list>
          </table:table-cell>
          <table:table-cell table:style-name="Таблица1.A1" table:number-rows-spanned="2" office:value-type="string">
            <text:p text:style-name="P13">Ф. И. О.</text:p>
          </table:table-cell>
          <table:table-cell table:style-name="Таблица1.A1" table:number-rows-spanned="2" office:value-type="string">
            <text:p text:style-name="P22">№ зачетн<text:span text:style-name="T11">ой</text:span> книжки</text:p>
          </table:table-cell>
          <table:table-cell table:style-name="Таблица1.A1" table:number-rows-spanned="2" office:value-type="string">
            <text:p text:style-name="P10">ВПД освоен / не освоен</text:p>
            <text:p text:style-name="P11">c оценкой</text:p>
          </table:table-cell>
          <table:table-cell table:style-name="Таблица1.E1" table:number-columns-spanned="5" office:value-type="string">
            <text:p text:style-name="P12">Подпись экзаменатор<text:span text:style-name="T12">ов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872600678432"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E2" office:value-type="string">
            <text:p text:style-name="P19">%<text:span text:style-name="T18">expert1</text:span><text:span text:style-name="T20">fio</text:span>%</text:p>
          </table:table-cell>
          <table:table-cell table:style-name="Таблица1.E2" office:value-type="string">
            <text:p text:style-name="P20">%<text:span text:style-name="T18">expert2</text:span>%</text:p>
          </table:table-cell>
          <table:table-cell table:style-name="Таблица1.E2" office:value-type="string">
            <text:p text:style-name="P20">%<text:span text:style-name="T18">expert3</text:span>%</text:p>
          </table:table-cell>
          <table:table-cell table:style-name="Таблица1.E2" office:value-type="string">
            <text:p text:style-name="P20">%<text:span text:style-name="T18">expert4</text:span>%</text:p>
          </table:table-cell>
          <table:table-cell table:style-name="Таблица1.I2" office:value-type="string">
            <text:p text:style-name="P21"><text:span text:style-name="T23">%</text:span><text:span text:style-name="T19">expert5</text:span><text:span text:style-name="T23">%</text:span></text:p>
          </table:table-cell>
        </table:table-row>
        <table:table-row table:style-name="TableLine2872600683040">
          <table:table-cell table:style-name="Таблица1.A3" office:value-type="string">
            <text:list xml:id="list2940386678" text:style-name="L2">
              <text:list-header>
                <text:p text:style-name="P33">%<text:span text:style-name="T22">id</text:span>%</text:p>
              </text:list-header>
            </text:list>
          </table:table-cell>
          <table:table-cell table:style-name="Таблица1.B3" office:value-type="string">
            <text:p text:style-name="P5">%<text:span text:style-name="T21">fio</text:span>%</text:p>
          </table:table-cell>
          <table:table-cell table:style-name="Таблица1.C3" office:value-type="string">
            <text:p text:style-name="P2">%<text:span text:style-name="T21">idRecord</text:span>%</text:p>
          </table:table-cell>
          <table:table-cell table:style-name="Таблица1.D3" office:value-type="string">
            <text:p text:style-name="P3">освоен с оценкой</text:p>
            <text:p text:style-name="P4">%<text:span text:style-name="T21">total</text:span>%</text:p>
          </table:table-cell>
          <table:table-cell table:style-name="Таблица1.E3" office:value-type="string">
            <text:p text:style-name="P1"/>
          </table:table-cell>
          <table:table-cell table:style-name="Таблица1.F3" office:value-type="string">
            <text:p text:style-name="P1"/>
          </table:table-cell>
          <table:table-cell table:style-name="Таблица1.G3" office:value-type="string">
            <text:p text:style-name="P1"/>
          </table:table-cell>
          <table:table-cell table:style-name="Таблица1.H3" office:value-type="string">
            <text:p text:style-name="P1"/>
          </table:table-cell>
          <table:table-cell table:style-name="Таблица1.I3" office:value-type="string">
            <text:p text:style-name="P1"/>
          </table:table-cell>
        </table:table-row>
      </table:table>
      <text:p text:style-name="P8">*<text:span text:style-name="T1">Наименование видов профессиональной деятельности (ВПД) из стандарта</text:span></text:p>
      <text:h text:style-name="P35" text:outline-level="2">Участие в планировании и организации работ по обеспечению защиты объекта</text:h>
      <text:p text:style-name="P14"/>
      <text:p text:style-name="P14">Председатель комиссии:</text:p>
      <text:p text:style-name="P14"/>
      <text:p text:style-name="P15">______________<text:span text:style-name="T17">%expert1%</text:span></text:p>
      <text:p text:style-name="P14"/>
      <text:p text:style-name="P16">Члены комиссии:</text:p>
      <text:p text:style-name="P17">______________<text:span text:style-name="T17">%expert2%</text:span></text:p>
      <text:p text:style-name="P18">______________<text:span text:style-name="T17">%expert3%</text:span></text:p>
      <text:p text:style-name="P31"><text:span text:style-name="T9">______________</text:span><text:span text:style-name="T10">%expert4%</text:span></text:p>
      <text:p text:style-name="P31"><text:span text:style-name="T9">______________</text:span><text:span text:style-name="T10">%expert5%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32cm" style:writing-mode="lr-tb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.25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19T15:10:44.963258396</meta:creation-date>
    <dc:date>2022-06-14T09:28:01.815000000</dc:date>
    <meta:editing-duration>PT4H10M15S</meta:editing-duration>
    <meta:editing-cycles>61</meta:editing-cycles>
    <meta:generator>LibreOffice/7.3.4.2$Windows_X86_64 LibreOffice_project/728fec16bd5f605073805c3c9e7c4212a0120dc5</meta:generator>
    <meta:print-date>2022-03-22T12:39:09.844002297</meta:print-date>
    <meta:document-statistic meta:table-count="1" meta:image-count="0" meta:object-count="0" meta:page-count="1" meta:paragraph-count="34" meta:word-count="88" meta:character-count="859" meta:non-whitespace-character-count="769"/>
  </office:meta>
</office:document-meta>
</file>